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27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1.769cm" svg:x="1cm" svg:y="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327cm" svg:height="0.963cm" svg:x="7.018cm" svg:y="1.573cm">
          <draw:text-box>
            <text:p>Gooey Robot Arm</text:p>
          </draw:text-box>
        </draw:frame>
        <draw:custom-shape draw:style-name="gr3" draw:text-style-name="P2" draw:layer="layout" svg:width="9.357cm" svg:height="5.33cm" svg:x="2.799cm" svg:y="3.298cm">
          <text:p text:style-name="P2">Picture of robot ar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58cm" svg:height="1.188cm" svg:x="1.573cm" svg:y="9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378cm" svg:height="0.725cm" svg:x="1.534cm" svg:y="10.968cm">
          <draw:text-box>
            <text:p><text:span text:style-name="T1">Stop</text:span></text:p>
          </draw:text-box>
        </draw:frame>
        <draw:custom-shape draw:style-name="gr6" draw:text-style-name="P2" draw:layer="layout" svg:width="6.749cm" svg:height="1.879cm" svg:x="4.333cm" svg:y="9.509cm">
          <text:p text:style-name="P2">Movement</text:p>
          <text:p text:style-name="P2">button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318cm" svg:height="0.997cm" svg:x="1cm" svg:y="11.775cm">
          <text:p text:style-name="P2">Connection status</text:p>
          <text:p text:style-name="P2">Connect / work offl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598cm" svg:height="3.567cm" svg:x="13.843cm" svg:y="3.144cm">
          <text:p text:style-name="P2">Recent action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98cm" svg:height="4.064cm" svg:x="13.804cm" svg:y="7.056cm">
          <text:p text:style-name="P2">saved action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15cm" svg:height="0.805cm" svg:x="13.996cm" svg:y="2.186cm">
          <text:p text:style-name="P2">Save / load button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46cm" svg:height="0.805cm" svg:x="14.265cm" svg:y="11.504cm">
          <text:p text:style-name="P1"><text:span text:style-name="T1">Play / rewin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5T16:24:02.24</meta:creation-date>
    <dc:date>2013-08-15T16:37:49.72</dc:date>
    <meta:editing-duration>P0D</meta:editing-duration>
    <meta:editing-cycles>1</meta:editing-cycles>
    <meta:document-statistic meta:object-count="11"/>
    <meta:generator>LibreOffice/4.0.4.2$Windows_x86 LibreOffice_project/9e9821abd0ffdbc09cd8c52eaa574fa09eb08f2</meta:generator>
  </office:meta>
</office:document-meta>
</file>